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/>
    </style:style>
    <style:style style:name="P2" style:family="paragraph" style:parent-style-name="Heading_20_1">
      <style:text-properties fo:language="en" fo:country="GB"/>
    </style:style>
    <style:style style:name="P3" style:family="paragraph" style:parent-style-name="Heading_20_1" style:master-page-name="Standard">
      <style:paragraph-properties style:page-number="auto"/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style:font-name="Arial" fo:language="en" fo:country="GB" style:font-name-complex="Arial"/>
    </style:style>
    <style:style style:name="P6" style:family="paragraph" style:parent-style-name="Standard">
      <style:paragraph-properties style:text-autospace="none"/>
      <style:text-properties style:font-name="Arial" fo:language="en" fo:country="GB" style:font-name-complex="Arial"/>
    </style:style>
    <style:style style:name="P7" style:family="paragraph" style:parent-style-name="Standard">
      <style:text-properties style:font-name="Courier New" fo:font-size="8pt" fo:language="en" fo:country="GB" style:font-size-asian="8pt" style:font-name-complex="Courier New" style:font-size-complex="8pt"/>
    </style:style>
    <style:style style:name="T1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istory</text:h>
      <text:h text:style-name="P1" text:outline-level="2">The design of the Rexx language (1984)</text:h>
      <text:p text:style-name="Standard"><text:a xlink:type="simple" xlink:href="http://www.research.ibm.com/journal/sj/234/ibmsj2304D.pdf"><text:span text:style-name="Internet_20_link"><text:span text:style-name="T1">http://www.research.ibm.com/journal/sj/234/ibmsj2304D.pdf</text:span></text:span></text:a></text:p>
      <text:p text:style-name="P4"/>
      <text:h text:style-name="Heading_20_2" text:outline-level="2"><text:span text:style-name="T1">PROGRAMMING WITH OBJECTS: A REXX-BASED APPROACH</text:span><text:span text:style-name="T1"> (1992)</text:span></text:h>
      <text:p text:style-name="Standard"><text:a xlink:type="simple" xlink:href="http://www.slac.stanford.edu/cgi-wrap/getdoc/rexx92-005.pdf"><text:span text:style-name="Internet_20_link"><text:span text:style-name="T1">http://www.slac.stanford.edu/cgi-wrap/getdoc/rexx92-005.pdf</text:span></text:span></text:a></text:p>
      <text:p text:style-name="P4"/>
      <text:h text:style-name="Heading_20_2" text:outline-level="2"><text:span text:style-name="T1">The Object REXX Class Hierarchy by Simon Nash</text:span><text:span text:style-name="T1"> (1994)</text:span></text:h>
      <text:p text:style-name="Standard"><text:a xlink:type="simple" xlink:href="http://www.slac.stanford.edu/cgi-wrap/getdoc/rexx94-016.pdf"><text:span text:style-name="Internet_20_link"><text:span text:style-name="T1">http://www.slac.stanford.edu/cgi-wrap/getdoc/rexx94-016.pdf</text:span></text:span></text:a></text:p>
      <text:p text:style-name="P4"/>
      <text:p text:style-name="P6">The main structure of the REXX class hierarchy was dcvelopcd in a meeting of the REXX Architecture Review Board, with contributions from </text:p>
      <text:p text:style-name="P6">Jim Babka, </text:p>
      <text:p text:style-name="P6">Mike Cowlishaw, </text:p>
      <text:p text:style-name="P6">Brian Marks, </text:p>
      <text:p text:style-name="P6">Rick McGuire, </text:p>
      <text:p text:style-name="P6">and the other board members. </text:p>
      <text:p text:style-name="P6">The details took shape over several design iterations, with vital contributions and encouragement to continue from </text:p>
      <text:p text:style-name="P6">Jim Babka,</text:p>
      <text:p text:style-name="P5">Brian Marks, </text:p>
      <text:p text:style-name="P5">and Dave Renshaw</text:p>
      <text:h text:style-name="Heading_20_2" text:outline-level="2"><text:span text:style-name="T1">PROCEEDINGS OF THE REXX SYMPOSIUM FOR DEVELOPERS AND USERS</text:span><text:span text:style-name="T1"> (1994)</text:span></text:h>
      <text:p text:style-name="Standard"><text:a xlink:type="simple" xlink:href="http://www.slac.stanford.edu/cgi-wrap/getdoc/slac-r-447-Frontmatter.pdf"><text:span text:style-name="Internet_20_link"><text:span text:style-name="T1">http://www.slac.stanford.edu/cgi-wrap/getdoc/slac-r-447-Frontmatter.pdf</text:span></text:span></text:a></text:p>
      <text:p text:style-name="P4"/>
      <text:p text:style-name="P6">Tom Brawn                           IBM AIX REXX/6000 and IBM REXX for NetWare</text:p>
      <text:p text:style-name="P6"> </text:p>
      <text:p text:style-name="P6">Tom Brawn                           Object REXX-What’s New?</text:p>
      <text:p text:style-name="P6"> </text:p>
      <text:p text:style-name="P6">Anders Christensen             Techniques for Performance Tuning REXX</text:p>
      <text:p text:style-name="P6">                                               Interpreters-A Case Study of Regina</text:p>
      <text:p text:style-name="P6"> </text:p>
      <text:p text:style-name="P6">Ian Collier                              REXX/imc: A REXX Interpreter for UNIX</text:p>
      <text:p text:style-name="P6"> </text:p>
      <text:p text:style-name="P6">Mike Cowlishaw                   Interesting Corners of REXX</text:p>
      <text:p text:style-name="P6"> </text:p>
      <text:p text:style-name="P6">James Crosskey                  IBM Views on REXX</text:p>
      <text:p text:style-name="P6"> </text:p>
      <text:p text:style-name="P6">Hal German                          Choosing a Command Language-An Application-Centric Approach</text:p>
      <text:p text:style-name="P6"> </text:p>
      <text:p text:style-name="P6">Klaus Hansjakob                  News From the REXX Compiler</text:p>
      <text:p text:style-name="P6"><text:soft-page-break/> </text:p>
      <text:p text:style-name="P6">Mark Hessling                      Using REXX as a Database Tool</text:p>
      <text:p text:style-name="P6"> </text:p>
      <text:p text:style-name="P6">Lee Krystek                          Using REXX in a UNIX Environment to Manage Network Operations</text:p>
      <text:p text:style-name="P6"> </text:p>
      <text:p text:style-name="P6">Luc Lafrance                         REXX at Simware</text:p>
      <text:p text:style-name="P6"> </text:p>
      <text:p text:style-name="P6">Linda Littleton                       REXX Resources on the Internet</text:p>
      <text:p text:style-name="P6"> </text:p>
      <text:p text:style-name="P6">Alan P. Matthews                 Using REXX and Notrix for Lotus Notes Data Manipulation</text:p>
      <text:p text:style-name="P6"> </text:p>
      <text:p text:style-name="P6">Patrick J. Mueller                 Adventures in Object-Oriented Programming in REXX</text:p>
      <text:p text:style-name="P6"> </text:p>
      <text:p text:style-name="P6">Patrick Mueller                     ROX-REXX Object extensions</text:p>
      <text:p text:style-name="P6"> </text:p>
      <text:p text:style-name="P6">Simon Nash                          The Object REXX Class Hierarchy</text:p>
      <text:p text:style-name="P6"> </text:p>
      <text:p text:style-name="P6">Edmond Pruul                       Portable REXX Applications and Reusable Design</text:p>
      <text:p text:style-name="P6"> </text:p>
      <text:p text:style-name="P6">David Shriver                        REXX for CICS/ESA</text:p>
      <text:p text:style-name="P6"> </text:p>
      <text:p text:style-name="P6">Timothy Sipples                    Working (and Playing!) with REXX and OS/2 Multimedia</text:p>
      <text:p text:style-name="P6"> </text:p>
      <text:p text:style-name="P5">Hobart Spitz                          Converting MVS/JCL to REXX/TSO</text:p>
      <text:h text:style-name="P2" text:outline-level="1">1994 april 16</text:h>
      <text:p text:style-name="Standard"><text:a xlink:type="simple" xlink:href="http://groups.google.com/group/comp.lang.rexx/tree/browse_frm/month/1994-04/7e5282165aa393b6?rnum=81&amp;_done=%2Fgroup%2Fcomp.lang.rexx%2Fbrowse_frm%2Fmonth%2F1994-04%3F#doc_57e20d018748270d"><text:span text:style-name="Internet_20_link"><text:span text:style-name="T1">http://groups.google.com/group/comp.lang.rexx/tree/browse_frm/month/1994-04/7e5282165aa393b6?rnum=81&amp;_done=%2Fgroup%2Fcomp.lang.rexx%2Fbrowse_frm%2Fmonth%2F1994-04%3F#doc_57e20d018748270d</text:span></text:span></text:a></text:p>
      <text:p text:style-name="P4"/>
      <text:p text:style-name="Standard">Groupes de discussion : comp.lang.rexx</text:p>
      <text:p text:style-name="P4"/>
      <text:p text:style-name="P4">De : p...@anweald.exnet.co.uk (Patrick Herring)</text:p>
      <text:p text:style-name="Standard">Date : Mon, 25 Apr 94 04:43:56 GMT</text:p>
      <text:p text:style-name="Standard">Date/heure locale : Lun 25 avr 1994 06:43</text:p>
      <text:p text:style-name="Standard">Objet : Re: ooRexx</text:p>
      <text:p text:style-name="P4">I think it's about time there was more discussion about</text:p>
      <text:p text:style-name="P4">object-orientation for Rexx. I bet OORexx will happen at ANSI level</text:p>
      <text:p text:style-name="P4">before too long, and ideas are starting to get implemented anyway. So</text:p>
      <text:p text:style-name="P4">the following is my contribution.</text:p>
      <text:p text:style-name="P4"/>
      <text:p text:style-name="P4">The overall idea is not to 'objectify' Rexx but to add the functionality</text:p>
      <text:p text:style-name="P4">of objects to the existing language, as 'procedure' adds the</text:p>
      <text:p text:style-name="P4">functionality of functions to labelled code, whilst using as little</text:p>
      <text:p text:style-name="P4">extra syntax, and maintaining as much clarity and usability, as</text:p>
      <text:p text:style-name="P4">possible.</text:p>
      <text:p text:style-name="P4"/>
      <text:p text:style-name="P4">Object syntax is available only when 'options objects' (or somesuch) is</text:p>
      <text:p text:style-name="P4">semantically prior to object code. This allows breakage to be switched</text:p>
      <text:p text:style-name="P4">off.</text:p>
      <text:p text:style-name="P4"/>
      <text:p text:style-name="P4">The basics of the syntax is presented by example rather than by syntax</text:p>
      <text:p text:style-name="P4">diagrams because that's clearer initially:</text:p>
      <text:p text:style-name="P4"/>
      <text:p text:style-name="P4">classes</text:p>
      <text:p text:style-name="P4"/>
      <text:p text:style-name="P4"><text:s text:c="2"/>are just objects with no local code or variables, they're just there</text:p>
      <text:p text:style-name="P4"><text:s text:c="2"/>to be inherited from</text:p>
      <text:p text:style-name="P4"/>
      <text:p text:style-name="P4">objects</text:p>
      <text:p text:style-name="P4"/>
      <text:p text:style-name="P4"><text:s text:c="2"/>are just labelled code; should be 'procedure'd for maximum utility;</text:p>
      <text:p text:style-name="P4"><text:s text:c="2"/>may have more than one object name in a label</text:p>
      <text:p text:style-name="P4"/>
      <text:p text:style-name="P4"><text:s text:c="2"/>main_object:sub_object: procedure</text:p>
      <text:p text:style-name="P4"><text:s text:c="4"/>return</text:p>
      <text:p text:style-name="P4"/>
      <text:p text:style-name="P4"><text:s text:c="2"/>note that, for example, 'main_object' could be an external routine</text:p>
      <text:p text:style-name="P4"><text:s text:c="2"/>with 'sub_object' a label internal to that routine.</text:p>
      <text:p text:style-name="P4"/>
      <text:p text:style-name="P4"><text:s text:c="2"/>'self' and 'super' are to be reserved words/symbols.</text:p>
      <text:p text:style-name="P4"/>
      <text:p text:style-name="P4">methods</text:p>
      <text:p text:style-name="P4"/>
      <text:p text:style-name="P4"><text:soft-page-break/><text:s text:c="2"/>are objects that have code in them</text:p>
      <text:p text:style-name="P4"/>
      <text:p text:style-name="P4"><text:s text:c="2"/>main_object:say_hello: procedure</text:p>
      <text:p text:style-name="P4"><text:s text:c="4"/>say 'Hello from' Self</text:p>
      <text:p text:style-name="P4"><text:s text:c="4"/>return</text:p>
      <text:p text:style-name="P4"/>
      <text:p text:style-name="P4">messages <text:s text:c="23"/></text:p>
      <text:p text:style-name="P4"/>
      <text:p text:style-name="P4"><text:s text:c="2"/>'call' and 'signal' already cover the semantic ground</text:p>
      <text:p text:style-name="P4"/>
      <text:p text:style-name="P4"><text:s text:c="2"/>call main_object:say_hello</text:p>
      <text:p text:style-name="P4"/>
      <text:p text:style-name="P4">global &amp; object-local vars</text:p>
      <text:p text:style-name="P4"/>
      <text:p text:style-name="P4"><text:s text:c="2"/>same as procedures</text:p>
      <text:p text:style-name="P4"/>
      <text:p text:style-name="P4">inheritance</text:p>
      <text:p text:style-name="P4"/>
      <text:p text:style-name="P4"><text:s text:c="2"/>is logically a declaration that says 'inherited_object_name if anything'</text:p>
      <text:p text:style-name="P4"><text:s text:c="2"/>and that means that 'inheritor_object_name:method:' objects are</text:p>
      <text:p text:style-name="P4"><text:s text:c="2"/>implicitly created out of all 'inherited_object_name:method:' objects</text:p>
      <text:p text:style-name="P4"/>
      <text:p text:style-name="P4"><text:s text:c="2"/>main_object:say_hello: procedure</text:p>
      <text:p text:style-name="P4"><text:s text:c="4"/>say 'Hello from' Super 'and' Self</text:p>
      <text:p text:style-name="P4"><text:s text:c="4"/>return</text:p>
      <text:p text:style-name="P4"/>
      <text:p text:style-name="P4"><text:s text:c="2"/>sub_object: procedure</text:p>
      <text:p text:style-name="P4"><text:s text:c="4"/>main_object &lt;-</text:p>
      <text:p text:style-name="P4"><text:s text:c="4"/>call Self:say_hello</text:p>
      <text:p text:style-name="P4"><text:s text:c="21"/>/* gives 'Hello from main_object and sub_object' */</text:p>
      <text:p text:style-name="P4"><text:s text:c="4"/>return</text:p>
      <text:p text:style-name="P4"/>
      <text:p text:style-name="P4">polymorphism</text:p>
      <text:p text:style-name="P4"/>
      <text:p text:style-name="P4"><text:s text:c="2"/>local declaration aliasing and overriding inherited method name</text:p>
      <text:p text:style-name="P4"/>
      <text:p text:style-name="P4"><text:s text:c="2"/>main_object:say_hello: procedure</text:p>
      <text:p text:style-name="P4"><text:s text:c="4"/>say 'Hello from' Super 'and' Self</text:p>
      <text:p text:style-name="P4"><text:s text:c="4"/>return</text:p>
      <text:p text:style-name="P4"/>
      <text:p text:style-name="P4"><text:s text:c="2"/>sub_object: procedure</text:p>
      <text:p text:style-name="P4"><text:s text:c="4"/>main_object &lt;-</text:p>
      <text:p text:style-name="P4"><text:s text:c="4"/>my_hello &lt;- say_hello</text:p>
      <text:p text:style-name="P4"><text:s text:c="4"/>return</text:p>
      <text:p text:style-name="P4"/>
      <text:p text:style-name="P4"><text:s text:c="2"/>sub_object:my_hello: procedure</text:p>
      <text:p text:style-name="P4"><text:s text:c="4"/>say 'Hello from me'</text:p>
      <text:p text:style-name="P4"><text:s text:c="4"/>return</text:p>
      <text:p text:style-name="P4"/>
      <text:p text:style-name="P4"><text:s text:c="2"/>call sub_object:say_hello <text:s text:c="6"/>/* gives 'Hello from me' */</text:p>
      <text:p text:style-name="P4"><text:soft-page-break/></text:p>
      <text:p text:style-name="P4">dynamic objects</text:p>
      <text:p text:style-name="P4"/>
      <text:p text:style-name="P4"><text:s text:c="2"/>are conceptually just code that could have been in the original</text:p>
      <text:p text:style-name="P4"><text:s text:c="2"/>program - so just add the code to the end of the program:</text:p>
      <text:p text:style-name="P4"/>
      <text:p text:style-name="P4"><text:s text:c="2"/>addcode( 'new_object: procedure;',</text:p>
      <text:p text:style-name="P4"><text:s text:c="11"/>' <text:s/>main_object &lt;- ;',</text:p>
      <text:p text:style-name="P4"><text:s text:c="11"/>' <text:s/>say Self:say_hello;',</text:p>
      <text:p text:style-name="P4"><text:s text:c="11"/>' <text:s/>return' )</text:p>
      <text:p text:style-name="P4"/>
      <text:p text:style-name="P4"><text:s text:c="2"/>delcode( new_object, object ) - second argument enables referring to</text:p>
      <text:p text:style-name="P4"><text:s text:c="2"/>a whole section of code by it's label</text:p>
      <text:p text:style-name="P4"/>
      <text:p text:style-name="P4">{ and, or, filter, map }-casting</text:p>
      <text:p text:style-name="P4"/>
      <text:p text:style-name="P4"><text:s text:c="2"/>some variant on 'call (ProcName)' should be used - perhaps using</text:p>
      <text:p text:style-name="P4"><text:s text:c="2"/>a regular expression for 'ProcName'</text:p>
      <text:p text:style-name="P4"/>
      <text:p text:style-name="Standard"><text:span text:style-name="T1">Problems? </text:span>Views?</text:p>
      <text:p text:style-name="Standard"/>
      <text:p text:style-name="Standard">Yours, Patrick</text:p>
      <text:p text:style-name="Standard"/>
      <text:p text:style-name="Standard">De : e...@wrkgrp.COM (Edward T Spire)</text:p>
      <text:p text:style-name="Standard">Date : Mon, 25 Apr 94 17:53:32 GMT</text:p>
      <text:p text:style-name="Standard">Date/heure locale : Lun 25 avr 1994 19:53</text:p>
      <text:p text:style-name="Standard">Objet : Re: ooRexx</text:p>
      <text:p text:style-name="Standard"/>
      <text:p text:style-name="P4">Patrick Herring (p...@anweald.exnet.co.uk) wrote:</text:p>
      <text:p text:style-name="P4"/>
      <text:p text:style-name="P4">: I think it's about time there was more discussion about</text:p>
      <text:p text:style-name="P4">: object-orientation for Rexx. I bet OORexx will happen at ANSI level</text:p>
      <text:p text:style-name="P4">: before too long, and ideas are starting to get implemented anyway. So</text:p>
      <text:p text:style-name="P4">: the following is my contribution.</text:p>
      <text:p text:style-name="P4"/>
      <text:p text:style-name="P4">(lots of interesting stuff deleted)</text:p>
      <text:p text:style-name="P4"/>
      <text:p text:style-name="P4">: Problems? Views?</text:p>
      <text:p text:style-name="P4"/>
      <text:p text:style-name="P4">This discussion is moot. <text:s/>IBM has designed and implemented an object</text:p>
      <text:p text:style-name="P4">version of rexx. <text:s/>Their design work is done, and unless it's seriously</text:p>
      <text:p text:style-name="P4">flawed in some manner (which I really doubt) it will set a defacto</text:p>
      <text:p text:style-name="P4">standard in this area. <text:s/>Any discussion of these matters now, before</text:p>
      <text:p text:style-name="P4">their product is released, is pretty much a waste of time.</text:p>
      <text:p text:style-name="P4"/>
      <text:p text:style-name="P4">IBM's O-rexx will be part of the next release of OS/2. <text:s/>It should be</text:p>
      <text:p text:style-name="P4">available in beta form mid-year (give or take a few months, I suppose.)</text:p>
      <text:p text:style-name="P4"/>
      <text:p text:style-name="P4">BTW, IMHO an object version of Rexx is essential to the survival of the</text:p>
      <text:p text:style-name="P4">language at this point in time. <text:s/>The applications to be handled are</text:p>
      <text:p text:style-name="P4"><text:soft-page-break/>gonna all be GUI applications soon, and object orientation is the</text:p>
      <text:p text:style-name="P4">only sensible way to model them properly.</text:p>
      <text:p text:style-name="P4"/>
      <text:p text:style-name="P4">-Ed</text:p>
      <text:p text:style-name="P4">-- </text:p>
      <text:p text:style-name="P4"/>
      <text:p text:style-name="Standard">De : "EDT.EDTJKB" &lt;EDT.EDT...@MEMO3.ERICSSON.SE&gt;</text:p>
      <text:p text:style-name="Standard">Date : Fri, 29 Apr 1994 08:18:00 +0200</text:p>
      <text:p text:style-name="Standard">Objet : Re: ooRexx</text:p>
      <text:p text:style-name="P4"/>
      <text:p text:style-name="P4">&gt;This discussion is moot. <text:s/>IBM has designed and implemented an object</text:p>
      <text:p text:style-name="P4">&gt;version of rexx. <text:s/>Their design work is done, and unless it's seriously</text:p>
      <text:p text:style-name="P4">&gt;flawed in some manner (which I really doubt) it will set a defacto</text:p>
      <text:p text:style-name="P4">&gt;standard in this area. <text:s/>Any discussion of these matters now, before</text:p>
      <text:p text:style-name="P4">&gt;their product is released, is pretty much a waste of time.</text:p>
      <text:p text:style-name="P4"/>
      <text:p text:style-name="P4">&gt;IBM's O-rexx will be part of the next release of OS/2. <text:s/>It should be</text:p>
      <text:p text:style-name="P4">&gt;available in beta form mid-year (give or take a few months, I suppose.)</text:p>
      <text:p text:style-name="P4"/>
      <text:p text:style-name="P4">Yes, oo-rexx sure will come soon for OS/2, but what about VM, MVS and</text:p>
      <text:p text:style-name="P4">the non-IBM products for MS-DOS and Unix? I think a discussion of how</text:p>
      <text:p text:style-name="P4">to implement oo contructs in Rexx (either by modifying an interpreter or</text:p>
      <text:p text:style-name="P4">by applying already existing Rexx constructs) would be of great interest.</text:p>
      <text:p text:style-name="P4">OO languages supposed to be used in GUIs tend to be rather specialized</text:p>
      <text:p text:style-name="P4">for GUIs (naturally), which *might* mean that the OS/2 oo constructs</text:p>
      <text:p text:style-name="P4">won't be interesting in environments like MVS, VM etc.</text:p>
      <text:p text:style-name="P4"/>
      <text:p text:style-name="P4">Johan Kullberg</text:p>
      <text:p text:style-name="P4">(not officially speaking for:)</text:p>
      <text:p text:style-name="P4">LM Ericsson Data AB</text:p>
      <text:p text:style-name="P4">Stockholm, Sweden.</text:p>
      <text:p text:style-name="P4"/>
      <text:p text:style-name="Standard">De : tarj...@ulrik.uio.no (Tarjei Jensen)</text:p>
      <text:p text:style-name="Standard">Date : 29 Apr 94 16:14:35</text:p>
      <text:p text:style-name="Standard">Date/heure locale : Ven 29 avr 1994 16:14</text:p>
      <text:p text:style-name="Standard">Objet : Re: ooRexx</text:p>
      <text:p text:style-name="P4">Creating an OO Rexx means that one gets a chance to change the language where</text:p>
      <text:p text:style-name="P4">it might be desirable. Talking to other people than the ones immediately around</text:p>
      <text:p text:style-name="P4">oneself might provide interesting input.</text:p>
      <text:p text:style-name="P4"/>
      <text:p text:style-name="P4">[I am still working on a document about what I consider problems/mistakes in</text:p>
      <text:p text:style-name="P4">Rexx.]</text:p>
      <text:p text:style-name="P4"/>
      <text:p text:style-name="P4">Greetings,</text:p>
      <text:p text:style-name="P4"/>
      <text:p text:style-name="P4">-- </text:p>
      <text:p text:style-name="Standard">De : shtma...@uctvax.uct.ac.za</text:p>
      <text:p text:style-name="Standard">Date : 16 Apr 94 12:34:27 +0200</text:p>
      <text:p text:style-name="Standard">Date/heure locale : Sam 16 avr 1994 12:34</text:p>
      <text:p text:style-name="P4">Objet : Object REXX - details and availability?</text:p>
      <text:p text:style-name="P4"><text:soft-page-break/>Hi, <text:s/>all <text:s/>:-)</text:p>
      <text:p text:style-name="P4"/>
      <text:p text:style-name="P4">There's talk of Object REXX on the OS/2 forums.</text:p>
      <text:p text:style-name="P4">I'd like to know:</text:p>
      <text:p text:style-name="P4"/>
      <text:p text:style-name="P4"><text:s text:c="3"/>1. <text:s/>Is there a spec for the language yet?</text:p>
      <text:p text:style-name="P4"/>
      <text:p text:style-name="P4"><text:s text:c="3"/>2. <text:s/>Is it like c++ <text:s/>(does it bring old structured baggage along</text:p>
      <text:p text:style-name="P4"><text:s text:c="7"/>with it) <text:s/>in that it's "backwards compatible"? <text:s/>I would</text:p>
      <text:p text:style-name="P4"><text:s text:c="7"/>actually hope not - that it was cleanly designed with</text:p>
      <text:p text:style-name="P4"><text:s text:c="7"/>similar basic ideas - but that a sort of translater was</text:p>
      <text:p text:style-name="P4"><text:s text:c="7"/>provided.</text:p>
      <text:p text:style-name="P4"/>
      <text:p text:style-name="P4"><text:s text:c="3"/>3. <text:s/>Will it appear in OS/2 2.2? <text:s/>If so, <text:s/>will it be easy for</text:p>
      <text:p text:style-name="P4"><text:s text:c="7"/>ISV's to update their REXX extension products to the new</text:p>
      <text:p text:style-name="P4"><text:s text:c="7"/>Object REXX?</text:p>
      <text:p text:style-name="P4"/>
      <text:p text:style-name="P4"><text:s text:c="3"/>4. <text:s/>How does it compare to the promised common scripting language</text:p>
      <text:p text:style-name="P4"><text:s text:c="7"/>of OpenDoc?</text:p>
      <text:p text:style-name="P4"/>
      <text:p text:style-name="P4"><text:s text:c="3"/>5. <text:s/>If it is a published standard, <text:s text:c="2"/>then where can I learn about</text:p>
      <text:p text:style-name="P4"><text:s text:c="7"/>it?</text:p>
      <text:p text:style-name="P4"/>
      <text:p text:style-name="P4">Thanks for any tips or pointers!</text:p>
      <text:p text:style-name="P4"/>
      <text:p text:style-name="P4">Regards,</text:p>
      <text:p text:style-name="P4"/>
      <text:p text:style-name="P4">Mark Shuttleworth</text:p>
      <text:p text:style-name="P4">Smuts Hall, <text:s/>UCT</text:p>
      <text:p text:style-name="Standard">South Africa</text:p>
      <text:p text:style-name="Standard"/>
      <text:p text:style-name="Standard"><text:s/></text:p>
      <text:p text:style-name="Standard">De : &lt;CAT...@SLACVM.SLAC.STANFORD.EDU&gt;</text:p>
      <text:p text:style-name="P4">Date : Wednesday, 20 Apr 1994 15:53:18 PST</text:p>
      <text:p text:style-name="P4">Date/heure locale : Jeu 21 avr 1994 01:53</text:p>
      <text:p text:style-name="P4">Objet : Re: Object REXX - details and availability?</text:p>
      <text:p text:style-name="P4">My comments are in response to Mark Shuttleworth's questions about IBM's</text:p>
      <text:p text:style-name="P4">Object REXX. <text:s/>I realize that he is in South Africa and unlikely to get to</text:p>
      <text:p text:style-name="P4">Boston for the REXX Symposium but IBM will give a presentation and</text:p>
      <text:p text:style-name="P4">demonstration of Object REXX. <text:s/>And Cliff Reeves of IBM told our San Francisco</text:p>
      <text:p text:style-name="P4">OS/2 Bay Area User Group (in January) that Object REXX will be in OS/2 2.2.</text:p>
      <text:p text:style-name="P4"/>
      <text:p text:style-name="Standard">Cathie Burke Dager <text:s text:c="25"/>cat...@slac.stanford.edu</text:p>
      <text:h text:style-name="P2" text:outline-level="1">1994 may 2</text:h>
      <text:p text:style-name="Standard"><text:a xlink:type="simple" xlink:href="http://groups.google.com/group/comp.lang.rexx/browse_frm/month/1994-05"><text:span text:style-name="Internet_20_link"><text:span text:style-name="T1">http://groups.google.com/group/comp.lang.rexx/browse_frm/month/1994-05</text:span></text:span></text:a></text:p>
      <text:p text:style-name="P4"><text:tab/></text:p>
      <text:p text:style-name="P4"><text:tab/><text:tab/></text:p>
      <text:p text:style-name="P4">De : p...@anweald.exnet.co.uk (Patrick Herring)</text:p>
      <text:p text:style-name="Standard">Date : Sat, 30 Apr 94 16:07:40 GMT</text:p>
      <text:p text:style-name="Standard">Date/heure locale : Sam 30 avr 1994 18:07</text:p>
      <text:p text:style-name="Standard">Objet : Re: ooRexx</text:p>
      <text:p text:style-name="Standard"/>
      <text:p text:style-name="P4">&gt; Patrick Herring (p...@anweald.exnet.co.uk) wrote:</text:p>
      <text:p text:style-name="P4">&gt; : I think it's about time there was more discussion about</text:p>
      <text:p text:style-name="P4">&gt; : object-orientation for Rexx. I bet OORexx will happen at ANSI level</text:p>
      <text:p text:style-name="P4">&gt; : before too long, and ideas are starting to get implemented anyway. So</text:p>
      <text:p text:style-name="P4">&gt; : the following is my contribution.</text:p>
      <text:p text:style-name="P4"/>
      <text:p text:style-name="P4">&gt; (lots of interesting stuff deleted)</text:p>
      <text:p text:style-name="P4"/>
      <text:p text:style-name="P4">&gt; : Problems? Views?</text:p>
      <text:p text:style-name="P4"/>
      <text:p text:style-name="P4">&gt; This discussion is moot. <text:s/>IBM has designed and implemented an object</text:p>
      <text:p text:style-name="P4">&gt; version of rexx. <text:s/>Their design work is done, and unless it's seriously</text:p>
      <text:p text:style-name="P4">&gt; flawed in some manner (which I really doubt) it will set a defacto</text:p>
      <text:p text:style-name="P4">&gt; standard in this area. <text:s/>Any discussion of these matters now, before</text:p>
      <text:p text:style-name="P4">&gt; their product is released, is pretty much a waste of time.</text:p>
      <text:p text:style-name="P4"/>
      <text:p text:style-name="P4">A major motivation for posting my ideas for OORexx is that I suspect</text:p>
      <text:p text:style-name="P4">that the IBM OORexx has been designed as in the article by Simon Nash in</text:p>
      <text:p text:style-name="P4">The Rexx Handbook ie with ideas and 'philosophy' derived from Smalltalk</text:p>
      <text:p text:style-name="P4">and motivations from concurrent and event-driven programming as much as</text:p>
      <text:p text:style-name="P4">object-orientated programming, about which I have strong reservations.</text:p>
      <text:p text:style-name="P4">It has 'everything is an object', and new syntax which greatly overlaps</text:p>
      <text:p text:style-name="P4">existing syntax and hides concurrency impractically.</text:p>
      <text:p text:style-name="P4"/>
      <text:p text:style-name="P4">The 'everything is an object' syndrome is IMO opposed to practical</text:p>
      <text:p text:style-name="P4">programming. I don't have great experience of OOP but I do of logic</text:p>
      <text:p text:style-name="P4">programming, in which 'everything is a declaration'. This is great if</text:p>
      <text:p text:style-name="P4">what you're coding is best done by declarations but otherwise leads to a</text:p>
      <text:p text:style-name="P4">complete mess of counter-intuitive code, let alone very inefficient</text:p>
      <text:p text:style-name="P4">programs that have tried to be true to the language's philosophy when</text:p>
      <text:p text:style-name="P4">they just shouldn't have needed to. Also the natural semantics is</text:p>
      <text:p text:style-name="P4">completely undermined even if existing code runs the same. Do you really</text:p>
      <text:p text:style-name="P4">want to think of 'i = j + 2' as 'sending a message with the name '+' and</text:p>
      <text:p text:style-name="P4">an argument of the number object '4' to the object referred to by</text:p>
      <text:p text:style-name="P4">variable j, creating a result object of the number object '3' [if j=1]</text:p>
      <text:p text:style-name="P4">and setting variable i to refer to this new object'? Come on guys, get</text:p>
      <text:p text:style-name="P4">real! We need a mixed-semantics language to program for a mixed-context</text:p>
      <text:p text:style-name="P4">world.</text:p>
      <text:p text:style-name="P4"/>
      <text:p text:style-name="P4">The article doesn't show all the new syntax for IBM-OORexx but it does</text:p>
      <text:p text:style-name="P4"><text:soft-page-break/>show ~ (that's the tilde character, and if it doesn't survive the net</text:p>
      <text:p text:style-name="P4">well what can I say?) as a new call command that implicitly starts a new</text:p>
      <text:p text:style-name="P4">thread (unless I've read it wrong). The idea is that Rexx needs</text:p>
      <text:p text:style-name="P4">concurrency (agreed), OO is good for concurrency (agreed), so mix them</text:p>
      <text:p text:style-name="P4">together in the syntax (disagreed). OO is well worth it just for its</text:p>
      <text:p text:style-name="P4">logical benefits of organising, clarifying, and strengthening code, and</text:p>
      <text:p text:style-name="P4">shouldn't make people worry about concurrency unnecessarily. You don't</text:p>
      <text:p text:style-name="P4">actually need objects for concurrent or event-driven programming, as</text:p>
      <text:p text:style-name="P4">VX-Rexx shows, and it's best not to hide something so significant as</text:p>
      <text:p text:style-name="P4">starting a new thread even with the inviolable encapsulation that</text:p>
      <text:p text:style-name="P4">objects are supposed to provide. That doesn't work very well in practice</text:p>
      <text:p text:style-name="P4">eg solving synchronisation problems needs a very good picture of what's</text:p>
      <text:p text:style-name="P4">really happening.</text:p>
      <text:p text:style-name="P4"/>
      <text:p text:style-name="P4">It's best in my experience to be able to start off with single-threaded</text:p>
      <text:p text:style-name="P4">code and add concurrency here and there when you've a good idea of the</text:p>
      <text:p text:style-name="P4">dependencies. To that end I would suggest that a better way of having</text:p>
      <text:p text:style-name="P4">concurrency would be by 'OPTIONS New Thread' or somesuch, which could</text:p>
      <text:p text:style-name="P4">be added to routines once they worked. The interpreter would, on finding</text:p>
      <text:p text:style-name="P4">this option, start a new thread with shared access to the in-memory code</text:p>
      <text:p text:style-name="P4">and variable pool (something that's annoyingly missing from YdbaUtil's</text:p>
      <text:p text:style-name="P4">RxCreateRexxThread) and the OS would continue execution in both threads,</text:p>
      <text:p text:style-name="P4">the interpreter treating a 'return' to the original call in the old</text:p>
      <text:p text:style-name="P4">thread as the end of that thread. The interpreter could optimise by</text:p>
      <text:p text:style-name="P4">detecting no other code before it (except PROCEDURE) and treat every</text:p>
      <text:p text:style-name="P4">call to that internal label as a parallel call.</text:p>
      <text:p text:style-name="P4"/>
      <text:p text:style-name="P4">There's also 'reply' as a dummy return, for which I can see only</text:p>
      <text:p text:style-name="P4">debugging problems, and no syntax for semaphores and variable locking</text:p>
      <text:p text:style-name="P4">which would be essential in an unavoidably concurrent environment.</text:p>
      <text:p text:style-name="P4"/>
      <text:p text:style-name="P4">I could go on about how IBM appear not to have thought about boiling</text:p>
      <text:p text:style-name="P4">down the OOP paradigm to its essential ingredients to make things</text:p>
      <text:p text:style-name="P4">simpler and more intuitive, but I hope I've made my point that this new</text:p>
      <text:p text:style-name="P4">IBM OORexx looks very unRexxish.</text:p>
      <text:p text:style-name="P4"/>
      <text:p text:style-name="P4">&gt; IBM's O-rexx will be part of the next release of OS/2. <text:s/>It should be</text:p>
      <text:p text:style-name="P4">&gt; available in beta form mid-year (give or take a few months, I suppose.)</text:p>
      <text:p text:style-name="P4"/>
      <text:p text:style-name="P4">Someone please take notes on IBM's OORexx at the symposium and post</text:p>
      <text:p text:style-name="Standard">them!</text:p>
      <text:p text:style-name="Standard"/>
      <text:p text:style-name="Standard">Yours, Patrick</text:p>
      <text:p text:style-name="Standard"/>
      <text:p text:style-name="Standard">De : pmue...@vnet.ibm.com</text:p>
      <text:p text:style-name="Standard">Date : Fri, 6 May 1994 05:25:50 GMT</text:p>
      <text:p text:style-name="Standard">Date/heure locale : Ven 6 mai 1994 07:25</text:p>
      <text:p text:style-name="Standard">Objet : Re: ooRexx</text:p>
      <text:p text:style-name="P4">In &lt;767722060...@anweald.exnet.co.uk&gt;, p...@anweald.exnet.co.uk (Patrick Herring) writes:</text:p>
      <text:p text:style-name="P4"/>
      <text:p text:style-name="P4"><text:soft-page-break/>&gt;A major motivation for posting my ideas for OORexx is that I suspect</text:p>
      <text:p text:style-name="P4">&gt;that the IBM OORexx has been designed as in the article by Simon Nash in</text:p>
      <text:p text:style-name="P4">&gt;The Rexx Handbook ie with ideas and 'philosophy' derived from Smalltalk</text:p>
      <text:p text:style-name="P4">&gt;and motivations from concurrent and event-driven programming as much as</text:p>
      <text:p text:style-name="P4">&gt;object-orientated programming, about which I have strong reservations.</text:p>
      <text:p text:style-name="P4">&gt;It has 'everything is an object', and new syntax which greatly overlaps</text:p>
      <text:p text:style-name="P4">&gt;existing syntax and hides concurrency impractically.</text:p>
      <text:p text:style-name="P4"/>
      <text:p text:style-name="P4">Yes, still Simon's OOREXX (or whatever it was called then).</text:p>
      <text:p text:style-name="P4"/>
      <text:p text:style-name="P4">&gt;The 'everything is an object' syndrome is IMO opposed to practical</text:p>
      <text:p text:style-name="P4">&gt;programming. I don't have great experience of OOP but I do of logic</text:p>
      <text:p text:style-name="P4">&gt;programming, in which 'everything is a declaration'. This is great if</text:p>
      <text:p text:style-name="P4">&gt;what you're coding is best done by declarations but otherwise leads to a</text:p>
      <text:p text:style-name="P4">&gt;complete mess of counter-intuitive code, let alone very inefficient</text:p>
      <text:p text:style-name="P4">&gt;programs that have tried to be true to the language's philosophy when</text:p>
      <text:p text:style-name="P4">&gt;they just shouldn't have needed to. Also the natural semantics is</text:p>
      <text:p text:style-name="P4">&gt;completely undermined even if existing code runs the same. Do you really</text:p>
      <text:p text:style-name="P4">&gt;want to think of 'i = j + 2' as 'sending a message with the name '+' and</text:p>
      <text:p text:style-name="P4">&gt;an argument of the number object '4' to the object referred to by</text:p>
      <text:p text:style-name="P4">&gt;variable j, creating a result object of the number object '3' [if j=1]</text:p>
      <text:p text:style-name="P4">&gt;and setting variable i to refer to this new object'? Come on guys, get</text:p>
      <text:p text:style-name="P4">&gt;real! We need a mixed-semantics language to program for a mixed-context</text:p>
      <text:p text:style-name="P4">&gt;world.</text:p>
      <text:p text:style-name="P4"/>
      <text:p text:style-name="P4">Of course you don't to think of "i = j + 2" as all the messages sent</text:p>
      <text:p text:style-name="P4">underneath the covers. <text:s/>We're talking syntatic sugar here. <text:s/>You continue</text:p>
      <text:p text:style-name="P4">to think of that statement as you used to. <text:s/>It's just implemented</text:p>
      <text:p text:style-name="P4">differently. <text:s/>Granted, if i and j are not 'valid' (j is an instance</text:p>
      <text:p text:style-name="P4">of the String class, for instance), you get a runtime error ... (which</text:p>
      <text:p text:style-name="P4">you can trap in a number of ways).</text:p>
      <text:p text:style-name="P4"/>
      <text:p text:style-name="P4">&gt;The article doesn't show all the new syntax for IBM-OORexx but it does</text:p>
      <text:p text:style-name="P4">&gt;show ~ (that's the tilde character, and if it doesn't survive the net</text:p>
      <text:p text:style-name="P4">&gt;well what can I say?) &gt;as a new call command that implicitly starts a new</text:p>
      <text:p text:style-name="P4">&gt;thread (unless I've read it wrong).</text:p>
      <text:p text:style-name="P4"/>
      <text:p text:style-name="P4">Still the tilde (~), often called 'twiddle'.</text:p>
      <text:p text:style-name="P4">You've read it wrong. <text:s/>It does not start a new thread.</text:p>
      <text:p text:style-name="P4"/>
      <text:p text:style-name="P4">&gt;There's also 'reply' as a dummy return, for which I can see only</text:p>
      <text:p text:style-name="P4">&gt;debugging problems, and no syntax for semaphores and variable locking</text:p>
      <text:p text:style-name="P4">&gt;which would be essential in an unavoidably concurrent environment.</text:p>
      <text:p text:style-name="P4"/>
      <text:p text:style-name="P4">There's builtin stuff for 'object' locking ... via the guard statement</text:p>
      <text:p text:style-name="P4">(and other ways, as I remember).</text:p>
      <text:p text:style-name="P4"/>
      <text:p text:style-name="P4">&gt;I could go on about how IBM appear not to have thought about boiling</text:p>
      <text:p text:style-name="P4">&gt;down the OOP paradigm to its essential ingredients to make things</text:p>
      <text:p text:style-name="P4">&gt;simpler and more intuitive, but I hope I've made my point that this new</text:p>
      <text:p text:style-name="P4"><text:soft-page-break/>&gt;IBM OORexx looks very unRexxish.</text:p>
      <text:p text:style-name="P4">&gt;Someone please take notes on IBM's OORexx at the symposium and post</text:p>
      <text:p text:style-name="P4">&gt;them!</text:p>
      <text:p text:style-name="P4"/>
      <text:p text:style-name="P4">Simon gave a great talk + 1/2 on the Object REXX class hierarchy, which</text:p>
      <text:p text:style-name="P4">went into great detail on the types of things you find in the hierarchy;</text:p>
      <text:p text:style-name="P4">classes, abstract classes, mix-ins, the metaclass hierarchy, etc. <text:s/>Notes</text:p>
      <text:p text:style-name="P4">will not do it justice. <text:s/>Let's hope for some white-papers from IBM on</text:p>
      <text:p text:style-name="P4">a bunch of different aspects of Object REXX ...</text:p>
      <text:p text:style-name="P4"/>
      <text:p text:style-name="Standard">Patrick Mueller <text:s/>| IBM Software Solutions, Cary NC; 919-469-7242, tie 883</text:p>
      <text:p text:style-name="Standard"><text:s text:c="17"/>| internet: pmue...@vnet.ibm.com <text:s text:c="3"/>vnet: pmuellr@carvm3</text:p>
      <text:p text:style-name="Standard"/>
      <text:p text:style-name="Standard">De : e...@wrkgrp.COM (Edward T Spire)</text:p>
      <text:p text:style-name="Standard">Date : Mon, 2 May 94 14:24:33 GMT</text:p>
      <text:p text:style-name="Standard">Date/heure locale : Lun 2 mai 1994 16:24</text:p>
      <text:p text:style-name="Standard">Objet : Re: ooRexx</text:p>
      <text:p text:style-name="P4">EDT.EDTJKB (EDT.EDT...@MEMO3.ERICSSON.SE) wrote:</text:p>
      <text:p text:style-name="P4"/>
      <text:p text:style-name="P4">: --- Received from EDT.EDTJKB <text:s/>+46 8 7263674 <text:s text:c="8"/>94-04-29 08.18</text:p>
      <text:p text:style-name="P4"/>
      <text:p text:style-name="P4">: Yes, oo-rexx sure will come soon for OS/2, but what about VM, MVS and</text:p>
      <text:p text:style-name="P4">: the non-IBM products for MS-DOS and Unix? I think a discussion of how</text:p>
      <text:p text:style-name="P4">: to implement oo contructs in Rexx (either by modifying an interpreter or</text:p>
      <text:p text:style-name="P4">: by applying already existing Rexx constructs) would be of great interest.</text:p>
      <text:p text:style-name="P4">: OO languages supposed to be used in GUIs tend to be rather specialized</text:p>
      <text:p text:style-name="P4">: for GUIs (naturally), which *might* mean that the OS/2 oo constructs</text:p>
      <text:p text:style-name="P4">: won't be interesting in environments like MVS, VM etc.</text:p>
      <text:p text:style-name="P4"/>
      <text:p text:style-name="P4">If there's an oo version of uni-Rexx, it will almost certainly follow</text:p>
      <text:p text:style-name="P4">the lead that IBM has set with their oRexx, although I could envision</text:p>
      <text:p text:style-name="P4">extensions. <text:s/>I expect that others would do the same, just as we all</text:p>
      <text:p text:style-name="P4">followed IBM's lead in our implementations of classic rexx.</text:p>
      <text:p text:style-name="P4"/>
      <text:p text:style-name="P4">So I suggest that any discussion of oRexx should begin with what IBM</text:p>
      <text:p text:style-name="P4">has wrought.</text:p>
      <text:p text:style-name="P4"/>
      <text:p text:style-name="P4">Further, there's nothing specific to OS/2 in oRexx. <text:s/>It's message</text:p>
      <text:p text:style-name="P4">passing facilities are general in nature, and will apply equally well</text:p>
      <text:p text:style-name="P4">to any GUI environment. <text:s/>A better question is, "how controllable will</text:p>
      <text:p text:style-name="P4">any given GUI environment be?", which is not a Rexx question at all.</text:p>
      <text:p text:style-name="P4"/>
      <text:p text:style-name="P4">Note that in classic Rexx, much of the flavor of how the language is</text:p>
      <text:p text:style-name="P4">used is affected by the way in which the environment it's controlling</text:p>
      <text:p text:style-name="P4">can be accessed. <text:s/>Many folks see EXECIO and GLOBALV as part of Rexx!</text:p>
      <text:p text:style-name="P4">I think that in oRexx this trend will become even more prevalent,</text:p>
      <text:p text:style-name="P4">as much of the logic of any given application may very well be</text:p>
      <text:p text:style-name="P4">encaspulated in (possibly non-rexx) object methods.</text:p>
      <text:p text:style-name="P4"/>
      <text:p text:style-name="P4">Finally, VM? <text:s/>MVS? <text:s/>You must be joking. <text:s/>OS/2, Windows, NT, AIX/Unix,</text:p>
      <text:p text:style-name="P4"><text:soft-page-break/>Taligent, MacIntosh (what is the name of their OS, anyway?), these</text:p>
      <text:p text:style-name="P4">are the operating environments we should care about. <text:s/>If IBM continues</text:p>
      <text:p text:style-name="P4">to invest their increasingly scarce resources in the past, they will</text:p>
      <text:p text:style-name="P4">lose bigger and bigger shares of the future.</text:p>
      <text:p text:style-name="P4"/>
      <text:p text:style-name="P4">-Ed </text:p>
      <text:h text:style-name="P2" text:outline-level="1">1995 january 22</text:h>
      <text:p text:style-name="Standard"><text:a xlink:type="simple" xlink:href="http://groups.google.com/group/comp.lang.rexx/tree/browse_frm/month/1995-01/a92076991bb30adf?rnum=191&amp;_done=%2Fgroup%2Fcomp.lang.rexx%2Fbrowse_frm%2Fmonth%2F1995-01%3F#doc_32fd5bb9a1a80742"><text:span text:style-name="Internet_20_link"><text:span text:style-name="T1">http://groups.google.com/group/comp.lang.rexx/tree/browse_frm/month/1995-01/a92076991bb30adf?rnum=191&amp;_done=%2Fgroup%2Fcomp.lang.rexx%2Fbrowse_frm%2Fmonth%2F1995-01%3F#doc_32fd5bb9a1a80742</text:span></text:span></text:a></text:p>
      <text:p text:style-name="P4"/>
      <text:p text:style-name="Standard">Groupes de discussion : comp.lang.rexx</text:p>
      <text:p text:style-name="Standard"/>
      <text:p text:style-name="Standard">De : Michael_B...@mindlink.bc.ca@mindlink.bc.ca</text:p>
      <text:p text:style-name="Standard">Date : 22 Jan 1995 19:18:12 GMT</text:p>
      <text:p text:style-name="Standard">Date/heure locale : Dim 22 jan 1995 21:18</text:p>
      <text:p text:style-name="Standard">Objet : OORexx Beta</text:p>
      <text:p text:style-name="P4">I noticed that in the the latest update to VxRexx from Watcom, they mention that</text:p>
      <text:p text:style-name="P4">they are now fully functional with IBM's OORexx beta. Can anyone tell me a bit more</text:p>
      <text:p text:style-name="P4">about this OORexx? Is it a new Object Oriented Rexx?</text:p>
      <text:p text:style-name="P4"/>
      <text:p text:style-name="P4">Michael</text:p>
      <text:p text:style-name="P4"/>
      <text:p text:style-name="P4">____________________________</text:p>
      <text:p text:style-name="P4">|Michael_B...@Mindlink.bc.ca <text:s text:c="5"/>|</text:p>
      <text:p text:style-name="Standard">|Getting more Warped everyday <text:s text:c="3"/>|</text:p>
      <text:p text:style-name="Standard">|___________________________|</text:p>
      <text:p text:style-name="Standard"/>
      <text:p text:style-name="Standard"><text:tab/><text:tab/></text:p>
      <text:p text:style-name="Standard">De : lesb...@ibm.net (Les Bell)</text:p>
      <text:p text:style-name="Standard">Date : 24 Jan 1995 00:43:18 GMT</text:p>
      <text:p text:style-name="Standard">Date/heure locale : Mar 24 jan 1995 02:43</text:p>
      <text:p text:style-name="Standard">Objet : Re: OORexx Beta</text:p>
      <text:p text:style-name="P4"/>
      <text:p text:style-name="P4">Yes, that's exactly what it is. It is apparently on the DevCon 6. Looks</text:p>
      <text:p text:style-name="P4">like it will be one of the nicest "intro to OO" languages around. Saw a</text:p>
      <text:p text:style-name="P4">demo at ColoradOS/2 and Rick McGuire blew me away with the things he could</text:p>
      <text:p text:style-name="P4">do to WPS objects&lt;g&gt;.</text:p>
      <text:p text:style-name="P4"/>
      <text:p text:style-name="Standard">+--------------------------------------------------------+</text:p>
      <text:p text:style-name="Standard">| Les Bell <text:s text:c="25"/>Tel: +61 2 953 7619 <text:s/>|</text:p>
      <text:p text:style-name="Standard">| lesb...@ibm.net <text:s text:c="18"/>Fax: +61 2 953 0602 <text:s/>|</text:p>
      <text:p text:style-name="P4">| lesb...@syd.interconnect.com.au <text:s text:c="2"/>PO Box 297 <text:s text:c="10"/>|</text:p>
      <text:p text:style-name="P4">| lesb...@acslink.net.au <text:s text:c="11"/>Neutral Bay NSW 2089 |</text:p>
      <text:p text:style-name="Standard">| CIS: 71210,104 <text:s text:c="19"/>Australia <text:s text:c="11"/>|</text:p>
      <text:p text:style-name="Standard">+--------------------------------------------------------+</text:p>
      <text:p text:style-name="Standard"/>
      <text:p text:style-name="Standard">De : Michael_B...@mindlink.bc.ca@mindlink.bc.ca</text:p>
      <text:p text:style-name="Standard">Date : 24 Jan 1995 18:43:50 GMT</text:p>
      <text:p text:style-name="Standard">Date/heure locale : Mar 24 jan 1995 20:43</text:p>
      <text:p text:style-name="Standard">Objet : Re: OORexx Beta</text:p>
      <text:p text:style-name="P4"/>
      <text:p text:style-name="P4"><text:s text:c="8"/>Will this OORexx be offered as an OS/2 software update to the existing</text:p>
      <text:p text:style-name="P4">Rexx or will it be sold separately?</text:p>
      <text:p text:style-name="P4"/>
      <text:p text:style-name="P4"><text:soft-page-break/>____________________________</text:p>
      <text:p text:style-name="P4">|Michael_B...@Mindlink.bc.ca <text:s text:c="5"/>|</text:p>
      <text:p text:style-name="Standard">|Getting more Warped everyday <text:s text:c="3"/>|</text:p>
      <text:p text:style-name="Standard">|___________________________|</text:p>
      <text:p text:style-name="Standard"/>
      <text:p text:style-name="Standard">De : lesb...@ibm.net (Les Bell)</text:p>
      <text:p text:style-name="Standard">Date : 25 Jan 1995 00:10:15 GMT</text:p>
      <text:p text:style-name="Standard">Date/heure locale : Mer 25 jan 1995 02:10</text:p>
      <text:p text:style-name="Standard">Objet : Re: OORexx Beta</text:p>
      <text:p text:style-name="Standard">Répondre à l'auteur | Transférer | Imprimer | Message individuel | Afficher l'original | Signaler ce message | Rechercher les messages de cet auteur</text:p>
      <text:p text:style-name="Standard"/>
      <text:p text:style-name="P4">Hoo boy - a marketing question! My understanding is that it will become a</text:p>
      <text:p text:style-name="P4">standard component of the operating system, and to me that suggests a</text:p>
      <text:p text:style-name="P4">Service Pack-type upgrade. But who knows?</text:p>
      <text:p text:style-name="P4"/>
      <text:p text:style-name="P4">BTW, they also have versions in the labs for DOS, Windows, Mac and AIX.</text:p>
      <text:p text:style-name="P4"/>
      <text:p text:style-name="Standard">--- Les</text:p>
      <text:p text:style-name="Standard"/>
      <text:p text:style-name="Standard">+--------------------------------------------------------+</text:p>
      <text:p text:style-name="Standard">| Les Bell <text:s text:c="25"/>Tel: +61 2 953 7619 <text:s/>|</text:p>
      <text:p text:style-name="Standard">| lesb...@ibm.net <text:s text:c="18"/>Fax: +61 2 953 0602 <text:s/>|</text:p>
      <text:p text:style-name="P4">| lesb...@syd.interconnect.com.au <text:s text:c="2"/>PO Box 297 <text:s text:c="10"/>|</text:p>
      <text:p text:style-name="P4">| lesb...@acslink.net.au <text:s text:c="11"/>Neutral Bay NSW 2089 |</text:p>
      <text:p text:style-name="Standard">| CIS: 71210,104 <text:s text:c="19"/>Australia <text:s text:c="11"/>|</text:p>
      <text:p text:style-name="Standard">+--------------------------------------------------------+</text:p>
      <text:p text:style-name="Standard"/>
      <text:p text:style-name="Standard">De : Michael_B...@mindlink.bc.ca@mindlink.bc.ca</text:p>
      <text:p text:style-name="Standard">Date : 25 Jan 1995 05:07:34 GMT</text:p>
      <text:p text:style-name="Standard">Date/heure locale : Mer 25 jan 1995 07:07</text:p>
      <text:p text:style-name="Standard">Objet : Re: OORexx Beta</text:p>
      <text:p text:style-name="Standard">Répondre à l'auteur | Transférer | Imprimer | Message individuel | Afficher l'original | Signaler ce message | Rechercher les messages de cet auteur</text:p>
      <text:p text:style-name="P4">In &lt;3g44t7$1...@news-s01.ny.us.ibm.net&gt;, lesb...@ibm.net <text:s/>(Les Bell) writes:</text:p>
      <text:p text:style-name="P4"/>
      <text:p text:style-name="P4"><text:s text:c="8"/>Zippy-Doo! Major cross platform OO! :)</text:p>
      <text:p text:style-name="P4"><text:s text:c="8"/>Can't wait.</text:p>
      <text:p text:style-name="P4"/>
      <text:p text:style-name="P4">--michael</text:p>
      <text:p text:style-name="P4"/>
      <text:p text:style-name="P4">____________________________</text:p>
      <text:p text:style-name="P4">|Michael_B...@Mindlink.bc.ca <text:s text:c="5"/>|</text:p>
      <text:p text:style-name="P4">|Getting more Warped everyday <text:s text:c="3"/>|</text:p>
      <text:p text:style-name="P4">|___________________________| </text:p>
      <text:h text:style-name="P2" text:outline-level="1">1995 july 1995</text:h>
      <text:p text:style-name="Standard"><text:a xlink:type="simple" xlink:href="http://groups.google.com/group/comp.lang.rexx/tree/browse_frm/month/1995-07/2cff5583c70782e6?rnum=1&amp;_done=%2Fgroup%2Fcomp.lang.rexx%2Fbrowse_frm%2Fmonth%2F1995-07%3F#doc_dab20d6b4e678bd4"><text:span text:style-name="Internet_20_link"><text:span text:style-name="T1">http://groups.google.com/group/comp.lang.rexx/tree/browse_frm/month/1995-07/2cff5583c70782e6?rnum=1&amp;_done=%2Fgroup%2Fcomp.lang.rexx%2Fbrowse_frm%2Fmonth%2F1995-07%3F#doc_dab20d6b4e678bd4</text:span></text:span></text:a></text:p>
      <text:p text:style-name="P4"/>
      <text:p text:style-name="P4">OO-REXX ENHANCED Problem <text:s text:c="2"/><text:tab/> </text:p>
      <text:p text:style-name="P4"><text:tab/></text:p>
      <text:p text:style-name="P4"><text:tab/><text:tab/></text:p>
      <text:p text:style-name="Standard">De : jjur...@ibm.net</text:p>
      <text:p text:style-name="Standard">Date : 1995/07/01</text:p>
      <text:p text:style-name="Standard">Objet : OO-REXX ENHANCED Problem</text:p>
      <text:p text:style-name="P4"/>
      <text:p text:style-name="P4">Any OO-REXX experts out there? <text:s/>Rick?</text:p>
      <text:p text:style-name="P4"/>
      <text:p text:style-name="P4">I'm having problems with the ENHANCED method.</text:p>
      <text:p text:style-name="P4"/>
      <text:p text:style-name="P4">What is ENHANCED supposed to do? <text:s/>I read the docs</text:p>
      <text:p text:style-name="P4">and it seems as if ENHANCED is supposed to create</text:p>
      <text:p text:style-name="P4">a new class with additional methods.</text:p>
      <text:p text:style-name="P4"/>
      <text:p text:style-name="P4">Let's assume that I've built a table of methods:</text:p>
      <text:p text:style-name="P4"/>
      <text:p text:style-name="P4"><text:s/>meth_table = .table~new</text:p>
      <text:p text:style-name="P4"><text:s/>meth_table~PUT("Say 'Hello, there' ",Say_hello)</text:p>
      <text:p text:style-name="P4"><text:s/>meth_table~PUT("Say 'Goodbye' ", Say_goodbye)</text:p>
      <text:p text:style-name="P4"/>
      <text:p text:style-name="P4">/* now I want to make a new enhanced array */</text:p>
      <text:p text:style-name="P4"/>
      <text:p text:style-name="P4"><text:s/>myarray = .array~ENHANCED(meth_table)</text:p>
      <text:p text:style-name="P4"/>
      <text:p text:style-name="P4">/* if I say myarray, I get 'enhanced Array' */</text:p>
      <text:p text:style-name="P4">/* But no matter what I try to do with myarray, I get errors */</text:p>
      <text:p text:style-name="P4"/>
      <text:p text:style-name="P4"><text:s/>newarray = .myarray~OF(A,B,C,D) <text:s text:c="4"/>/*gives error*/</text:p>
      <text:p text:style-name="P4"><text:s/>myarray~Say_hello <text:s text:c="20"/>/*gives errors*/</text:p>
      <text:p text:style-name="P4"><text:s/>newarray~Say_hello <text:s text:c="19"/>/*gives errors*/</text:p>
      <text:p text:style-name="P4"/>
      <text:p text:style-name="P4">What am I misunderstanding aout ENHANCED? <text:s/>It doesn't seem to make</text:p>
      <text:p text:style-name="P4">a usable class or a usable object.</text:p>
      <text:p text:style-name="P4"/>
      <text:p text:style-name="Standard">Any help?</text:p>
      <text:p text:style-name="Standard"/>
      <text:p text:style-name="Standard">John J. Urbaniak</text:p>
      <text:p text:style-name="Standard"/>
      <text:p text:style-name="Standard">De : Rony.Flatsc...@wu-wien.ac.at</text:p>
      <text:p text:style-name="P4">Date : 1995/07/01</text:p>
      <text:p text:style-name="P4">Objet : Re: OO-REXX ENHANCED Problem</text:p>
      <text:p text:style-name="P4"/>
      <text:p text:style-name="P4"/>
      <text:p text:style-name="P4"><text:soft-page-break/>John:</text:p>
      <text:p text:style-name="P4"/>
      <text:p text:style-name="P7">The ENHANCED-method does *not* create a new class, it rather creates an</text:p>
      <text:p text:style-name="P7">*instance* of the given class and adds the methods supplied as arguments with</text:p>
      <text:p text:style-name="P7">the ENHANCED-method to it.</text:p>
      <text:p text:style-name="P7"/>
      <text:p text:style-name="P7">If asking for the class of your instance with</text:p>
      <text:p text:style-name="P7"/>
      <text:p text:style-name="P7"><text:s text:c="3"/>myarray~class</text:p>
      <text:p text:style-name="P7"/>
      <text:p text:style-name="P7">you'll get "The Array class" as a result. <text:s/>It's a sort of (a nice ) shorthand</text:p>
      <text:p text:style-name="P7">for the DEFINE-method. Eg. look at the following code, which uses ENHANCED and</text:p>
      <text:p text:style-name="P7">DEFINE to achieve the same behaviour:</text:p>
      <text:p text:style-name="P7"/>
      <text:p text:style-name="P7">/* define methods in a table (value = method definition, index = methodname) <text:s/>*/</text:p>
      <text:p text:style-name="P7"/>
      <text:p text:style-name="P7"><text:s/>meth_table = .table~new <text:s text:c="20"/>/* create an instance of a table */</text:p>
      <text:p text:style-name="P7"><text:s/>meth_table~PUT("RETURN 'Hello, there'","HELLO") <text:s text:c="4"/>/* changed SAY to RETURN */</text:p>
      <text:p text:style-name="P7"><text:s/>meth_table~PUT("RETURN 'Goodbye'", "GOODBYE") <text:s text:c="6"/>/* changed SAY to RETURN */</text:p>
      <text:p text:style-name="P7"/>
      <text:p text:style-name="P7"><text:s/>/* show contents of table, i.e. method names and definitions: <text:s text:c="15"/>*/</text:p>
      <text:p text:style-name="P7"><text:s/>supp = meth_table~supplier <text:s text:c="25"/>/* get a supplier for it */</text:p>
      <text:p text:style-name="P7"><text:s/>SAY CENTER("Defined methods in table 'meth_table': ", 79, "-")</text:p>
      <text:p text:style-name="P7"><text:s/>DO WHILE supp~available <text:s text:c="25"/></text:p>
      <text:p text:style-name="P7"><text:s text:c="4"/>SAY "index:" LEFT("["supp~index"]", 30), <text:s text:c="7"/>/* show method name <text:s text:c="6"/>*/</text:p>
      <text:p text:style-name="P7"><text:s text:c="8"/>"item: ["supp~item"]" <text:s text:c="22"/>/* show method definition */</text:p>
      <text:p text:style-name="P7"><text:s text:c="4"/>supp~next</text:p>
      <text:p text:style-name="P7"><text:s/>END</text:p>
      <text:p text:style-name="P7"><text:s/>SAY COPIES("-", 79)</text:p>
      <text:p text:style-name="P7"/>
      <text:p text:style-name="P7"><text:s/>/* version 1: create an enhanced instance of .array, i.e. ENHANCED by the</text:p>
      <text:p text:style-name="P7"><text:s text:c="2"/>instance methods found in the table 'meth_table' (shorter than version 2 !) */</text:p>
      <text:p text:style-name="P7"/>
      <text:p text:style-name="P7"><text:s/>myarray = .array~ENHANCED(meth_table) /* create an enhanced instance of array*/</text:p>
      <text:p text:style-name="P7"><text:s text:c="39"/>/* use definitions from 'meth_table' <text:s text:c="2"/>*/</text:p>
      <text:p text:style-name="P7"><text:s/>/* -- instance defined with all methods -- */</text:p>
      <text:p text:style-name="P7"/>
      <text:p text:style-name="P7"><text:s/>myarray[1] = "Anton" <text:s text:c="15"/>/* assign values to proof it is an array */</text:p>
      <text:p text:style-name="P7"><text:s/>myarray[2] = "Berta" <text:s text:c="15"/>/* assign values to proof it is an array */</text:p>
      <text:p text:style-name="P7"/>
      <text:p text:style-name="P7"><text:s/>SAY RIGHT("myarray:", 20) myarray~hello "&gt;&gt;&gt; [1]:" myarray[1],</text:p>
      <text:p text:style-name="P7"><text:s text:c="4"/>"[2]:" myarray[2] "&lt;&lt;&lt;" myarray~goodbye</text:p>
      <text:p text:style-name="P7"><text:s/>SAY COPIES("-", 79)</text:p>
      <text:p text:style-name="P7"/>
      <text:p text:style-name="P7"><text:s/>/* version 2: create a new class based on .array, add needed instance-methods</text:p>
      <text:p text:style-name="P7"><text:s text:c="4"/>via DEFINE, using the methods defined in the above table <text:s text:c="17"/>*/</text:p>
      <text:p text:style-name="P7"/>
      <text:p text:style-name="P7"><text:s/>enh_array = .array~subclass("My new array class") <text:s text:c="5"/>/* define a new class */</text:p>
      <text:p text:style-name="P7"/>
      <text:p text:style-name="P7"><text:s/>/* now add methods from the table 'meth_table' for instances of this class <text:s text:c="2"/>*/</text:p>
      <text:p text:style-name="P7"><text:s/>supp = meth_table~supplier <text:s text:c="20"/>/* get method definitions <text:s text:c="4"/>*/</text:p>
      <text:p text:style-name="P7"><text:s/>DO WHILE supp~available <text:s text:c="4"/>/* index = method name, item = method definition */</text:p>
      <text:p text:style-name="P7"><text:s text:c="4"/>enh_array~DEFINE(supp~index, supp~item) <text:s text:c="4"/>/* define instance methods <text:s text:c="3"/>*/</text:p>
      <text:p text:style-name="P7"><text:s text:c="4"/>supp~next</text:p>
      <text:p text:style-name="P7"><text:s/>END</text:p>
      <text:p text:style-name="P7"/>
      <text:p text:style-name="P7"><text:s/>new_array = enh_array~of("Anton", "Berta") <text:s text:c="4"/>/* create new instance <text:s text:c="7"/>*/</text:p>
      <text:p text:style-name="P7"><text:s/>/* -- instance defined with all methods, finally ! -- <text:s text:c="23"/>*/</text:p>
      <text:p text:style-name="P7"/>
      <text:p text:style-name="P7"><text:s/>SAY RIGHT("new_array:", 20) new_array~hello "&gt;&gt;&gt; [1]:" new_array[1],</text:p>
      <text:p text:style-name="P7"><text:s text:c="5"/>"[2]:" new_array[2] "&lt;&lt;&lt;" new_array~goodbye</text:p>
      <text:p text:style-name="P7"><text:s/>SAY CENTER("The End", 79, "-")</text:p>
      <text:p text:style-name="P7"><text:s/>EXIT</text:p>
      <text:p text:style-name="P7"/>
      <text:p text:style-name="P7">/*</text:p>
      <text:p text:style-name="P7">The output would look like this:</text:p>
      <text:p text:style-name="P7"/>
      <text:p text:style-name="P7">--------------------Defined methods in table 'meth_table': --------------------</text:p>
      <text:p text:style-name="P7">index: [HELLO] <text:s text:c="23"/>item: [RETURN 'Hello, there']</text:p>
      <text:p text:style-name="P7">index: [GOODBYE] <text:s text:c="21"/>item: [RETURN 'Goodbye']</text:p>
      <text:p text:style-name="P7">-------------------------------------------------------------------------------</text:p>
      <text:p text:style-name="P7"><text:s text:c="12"/>myarray: Hello, there &gt;&gt;&gt; [1]: Anton [2]: Berta &lt;&lt;&lt; Goodbye</text:p>
      <text:p text:style-name="P7">-------------------------------------------------------------------------------</text:p>
      <text:p text:style-name="P7"><text:s text:c="10"/>new_array: Hello, there &gt;&gt;&gt; [1]: Anton [2]: Berta &lt;&lt;&lt; Goodbye</text:p>
      <text:p text:style-name="P7">------------------------------------The End------------------------------------</text:p>
      <text:p text:style-name="P7">*/</text:p>
      <text:p text:style-name="P4"><text:soft-page-break/></text:p>
      <text:p text:style-name="P4">Hope that helps,</text:p>
      <text:p text:style-name="P4"/>
      <text:p text:style-name="Standard">---rony</text:p>
      <text:p text:style-name="Standard"/>
      <text:p text:style-name="Standard">De : jjur...@ibm.net</text:p>
      <text:p text:style-name="Standard">Date : 1995/07/03</text:p>
      <text:p text:style-name="P4">Objet : Re: OO-REXX ENHANCED Problem</text:p>
      <text:p text:style-name="P4"/>
      <text:p text:style-name="P4">Thanks for your help, Rony. <text:s/>By the way, who are you? <text:s/>Are you an IBM-er?</text:p>
      <text:p text:style-name="P4">Are you working on the OO-REXX system?</text:p>
      <text:p text:style-name="P4"/>
      <text:p text:style-name="P4">Do you intend to use OO-REXX for development?</text:p>
      <text:p text:style-name="P4"/>
      <text:p text:style-name="P4">I'm an apps developer trying to learn OO-REXX. <text:s/>From what I've seen so far,</text:p>
      <text:p text:style-name="P4">it's very powerful and easy to learn. <text:s/>I'm new to this OO stuff, and I get</text:p>
      <text:p text:style-name="P4">totally lost with C++, but OO-REXX seems to make OO easy?</text:p>
      <text:p text:style-name="P4"/>
      <text:p text:style-name="P4">My company is meeting every other day, going through the OO-REXX docs,</text:p>
      <text:p text:style-name="P4">trying to put together a set of "Class Notes," for ourselves and maybe to use</text:p>
      <text:p text:style-name="P4">in a teaching seminar someday</text:p>
      <text:p text:style-name="P4"/>
      <text:p text:style-name="P4">Thanks,</text:p>
      <text:p text:style-name="P4"/>
      <text:p text:style-name="Standard">John</text:p>
      <text:p text:style-name="Standard"/>
      <text:p text:style-name="Standard">De : Rony.Flatsc...@wu-wien.ac.at</text:p>
      <text:p text:style-name="P4">Date : 1995/07/03</text:p>
      <text:p text:style-name="P4">Objet : Re: OO-REXX ENHANCED Problem</text:p>
      <text:p text:style-name="P4"/>
      <text:p text:style-name="P4">John:</text:p>
      <text:p text:style-name="P4"/>
      <text:p text:style-name="P4">&gt;Thanks for your help, Rony. <text:s/>By the way, who are you? <text:s/>Are you an IBM-er?</text:p>
      <text:p text:style-name="P4">&gt;Are you working on the OO-REXX system?</text:p>
      <text:p text:style-name="P4"/>
      <text:p text:style-name="P4">I am here, no, I am not an IBM-er, hence I am not working on the OO-REXX system.</text:p>
      <text:p text:style-name="P4"/>
      <text:p text:style-name="P4">Earnestly: <text:s/>I am working as an assistant professor at the Vienna University of</text:p>
      <text:p text:style-name="P4">Exonomics and Business Administration, Department of Management Information</text:p>
      <text:p text:style-name="P4">System. <text:s/>You could take a look at our University's home page at</text:p>
      <text:p text:style-name="P4">&lt;http://www.wu-wien.ac.at/&gt;, our department's home page would be at</text:p>
      <text:p text:style-name="P4">&lt;http://wwwi.wu-wien.ac.at/&gt;.</text:p>
      <text:p text:style-name="P4"/>
      <text:p text:style-name="P4">I like REXX a lot (it is some sort of a little hobby of mine) ever since I met</text:p>
      <text:p text:style-name="P4">it on a VM-machine, relieving me from the EXEC-language. <text:s/>:) <text:s/>I like OS/2 too</text:p>
      <text:p text:style-name="P4">and therefore am actively participating as the president (and co-founder) of</text:p>
      <text:p text:style-name="P4">Austria's national SIG called OS/2 Forum Austria.</text:p>
      <text:p text:style-name="P4"/>
      <text:p text:style-name="P4">If you have time, lookup our WWW-server at</text:p>
      <text:p text:style-name="P4"/>
      <text:p text:style-name="P4"><text:soft-page-break/><text:s text:c="3"/>http://www.os2forum.or.at/</text:p>
      <text:p text:style-name="P4"/>
      <text:p text:style-name="P4">which is an OS/2 only server running Mike Cowlishaw's Goserve with quite a few</text:p>
      <text:p text:style-name="P4">:) REXX-programs. E.g. authorization for members of the SIG is done via REXX to</text:p>
      <text:p text:style-name="P4">a DB2-database (which keeps an up-to-date status on memberships, hence there</text:p>
      <text:p text:style-name="P4">is no manual readjustment of who is elidgible or not to use the</text:p>
      <text:p text:style-name="P4">member-only part of the WWW-system), or our jour-fix meetings up to the year</text:p>
      <text:p text:style-name="P4">2000 was done in REXX (a dirty hack BTW, results on</text:p>
      <text:p text:style-name="P4"/>
      <text:p text:style-name="P4"><text:s text:c="3"/>http://www.os2forum.or.at/info/os2forum/monatsabende.html</text:p>
      <text:p text:style-name="P4"/>
      <text:p text:style-name="P4">including national Austrian + catholic holidays which might be interesting).</text:p>
      <text:p text:style-name="P4"/>
      <text:p text:style-name="P4">Michael Warmuth who is the WWW-web/REXX-master made all of the server</text:p>
      <text:p text:style-name="P4">administration scripts freely available. <text:s/></text:p>
      <text:p text:style-name="P4"/>
      <text:p text:style-name="P4">You can't get a cheaper, more powerful web-server than with OS/2, GoServe and</text:p>
      <text:p text:style-name="P4">REXX. <text:s/>:) <text:s/>And you can't get a cheaper setup for a powerful WWW-server than with</text:p>
      <text:p text:style-name="P4">OS/2+GoServer+REXX scripts (from a couple of different GoServe-web-masters),</text:p>
      <text:p text:style-name="P4">just take a look at Mike Cowlishaw's server for GoServe</text:p>
      <text:p text:style-name="P4"/>
      <text:p text:style-name="P4"><text:s text:c="5"/>http://www2.hursley.ibm.com/goserve/</text:p>
      <text:p text:style-name="P4"/>
      <text:p text:style-name="P4">&gt;Do you intend to use OO-REXX for development?</text:p>
      <text:p text:style-name="P4"/>
      <text:p text:style-name="P4">Yes, whenever need arises like with traditional REXX. <text:s/>E.g. <text:s/>at one point in</text:p>
      <text:p text:style-name="P4">time (June 1992) we needed a cron-like feature for OS/2, so I wrote (hacked) one</text:p>
      <text:p text:style-name="P4">with T-REXX (which in turn caused me to write some date-arithmetics for cronrgf,</text:p>
      <text:p text:style-name="P4">again with T-REXX, never thought how complicated calendars are; was fun to learn</text:p>
      <text:p text:style-name="P4">a little bit about that stuff).</text:p>
      <text:p text:style-name="P4"/>
      <text:p text:style-name="P4">Actually, I am quite fascinated about the ease of *learning* and *power* of REXX</text:p>
      <text:p text:style-name="P4">to this very day. <text:s/>I truly think that no other computer language comes close</text:p>
      <text:p text:style-name="P4">(neither Pascal, Perl :), various [visual] "BASIC"s, ...). <text:s/>With REXX you are</text:p>
      <text:p text:style-name="P4">still able to teach total non-programmers to program a little, especially useful</text:p>
      <text:p text:style-name="P4">for macro-needs of theirs.</text:p>
      <text:p text:style-name="P4"/>
      <text:p text:style-name="P4">Now, ever since I have heard of OO-REXX I was curious how that would look like</text:p>
      <text:p text:style-name="P4">(not knowing about OO too much) and I was nicely surprised. <text:s/>I can imagine to</text:p>
      <text:p text:style-name="P4">teach OO-REXX to total non-programmers too, which i couldn't envision with C++</text:p>
      <text:p text:style-name="P4">for instance; can't say anything about Smalltalk, which supposedly is easy to</text:p>
      <text:p text:style-name="P4">learn too. <text:s/>:-)</text:p>
      <text:p text:style-name="P4"/>
      <text:p text:style-name="P4">Of course, there are many questions with regard to OO-REXX unanswered, so I am</text:p>
      <text:p text:style-name="P4">somehow disappointed that the developers from within IBM (like Rick McGuire)</text:p>
      <text:p text:style-name="P4">have ceased to post answers and remarks to this newsgroup. <text:s/>I do realize that</text:p>
      <text:p text:style-name="P4">they are unfortunately very busy; as from the few posts it was clear to me that</text:p>
      <text:p text:style-name="P4">they are nice people in general. They should show some signs of life once in a</text:p>
      <text:p text:style-name="P4">while, though.</text:p>
      <text:p text:style-name="P4"/>
      <text:p text:style-name="P4"><text:soft-page-break/>The prospects of OO-REXX seem to be excellent, if it is true what Cathy posted:</text:p>
      <text:p text:style-name="P4">that IBM is actively pursuing to distribute OO-REXX on all possible operating</text:p>
      <text:p text:style-name="P4">systems (i.e. <text:s/>even a Linux port seems to be planned; I'd hated it BTW if the GA</text:p>
      <text:p text:style-name="P4">version of OO-REXX was first ready for Linux and not for OS/2 :) <text:s/>).</text:p>
      <text:p text:style-name="P4"/>
      <text:p text:style-name="P4">On DevCon 7's docu about OpenDoc there are already some examples resp.</text:p>
      <text:p text:style-name="P4">references to OO-REXX as *the* scripting language in the OS/2 OpenDoc world (and</text:p>
      <text:p text:style-name="P4">if OO-REXX gets ported to other platforms, it may become the OpenDoc scripting</text:p>
      <text:p text:style-name="P4">language of choice there too). <text:s/>It seems conceivable (maybe with a lot of work</text:p>
      <text:p text:style-name="P4">with respect to security from IBM's side) that OO-REXX would gain the same</text:p>
      <text:p text:style-name="P4">conceptual abilities as Java.</text:p>
      <text:p text:style-name="P4"/>
      <text:p text:style-name="P4">In any case OO-REXX as OS/2's OpenDoc scripting language should be motivation</text:p>
      <text:p text:style-name="P4">enough to get it to learn.</text:p>
      <text:p text:style-name="P4"/>
      <text:p text:style-name="P4">At the moment I am eagerly awaiting a new release of OO-REXX for OS/2 (the</text:p>
      <text:p text:style-name="P4">present one stems from end of February/beginning of March) which supports the</text:p>
      <text:p text:style-name="P4">dynamic SOM-interface in full (like SOM-arrays; I am curious too, whether there</text:p>
      <text:p text:style-name="P4">are plans to allow for SOM-objects written totally in REXX, if that was</text:p>
      <text:p text:style-name="P4">technically feasible; imagine OO-REXX Java-abilities implemented as</text:p>
      <text:p text:style-name="P4">REXX-SOM-objects, although this may sound very weird !).</text:p>
      <text:p text:style-name="P4"/>
      <text:p text:style-name="P4">What I am missing the most are provisions to make it easier to debug and profile</text:p>
      <text:p text:style-name="P4">OO-REXX-programs (which I mentioned in another post, which never got answered,</text:p>
      <text:p text:style-name="P4">unfortunately for me). <text:s/>This, I think is crucial if one intends to write larger</text:p>
      <text:p text:style-name="P4">OO-REXX-systems, IMHO.</text:p>
      <text:p text:style-name="P4"/>
      <text:p text:style-name="P4">Regards,</text:p>
      <text:p text:style-name="P4"/>
      <text:p text:style-name="P4">---rony</text:p>
      <text:h text:style-name="P2" text:outline-level="1">1995 august 2</text:h>
      <text:p text:style-name="Standard"><text:a xlink:type="simple" xlink:href="http://groups.google.com/group/comp.lang.rexx/tree/browse_frm/month/1995-08/963e8f1f749437c7?rnum=31&amp;_done=%2Fgroup%2Fcomp.lang.rexx%2Fbrowse_frm%2Fmonth%2F1995-08%3F#doc_94c6f9f1af024ac3"><text:span text:style-name="Internet_20_link"><text:span text:style-name="T1">http://groups.google.com/group/comp.lang.rexx/tree/browse_frm/month/1995-08/963e8f1f749437c7?rnum=31&amp;_done=%2Fgroup%2Fcomp.lang.rexx%2Fbrowse_frm%2Fmonth%2F1995-08%3F#doc_94c6f9f1af024ac3</text:span></text:span></text:a></text:p>
      <text:p text:style-name="P4"/>
      <text:p text:style-name="P4">Where's the Beef (Object REXX for Linux) ?!?! <text:s text:c="2"/><text:tab/> </text:p>
      <text:p text:style-name="P4"><text:tab/></text:p>
      <text:p text:style-name="P4"><text:tab/><text:tab/></text:p>
      <text:p text:style-name="Standard">De : Ma...@PeltInd.Com (Markus Pelt-Layman)</text:p>
      <text:p text:style-name="P4">Date : 1995/08/02</text:p>
      <text:p text:style-name="P4">Objet : Where's the Beef (Object REXX for Linux) ?!?!</text:p>
      <text:p text:style-name="P4"/>
      <text:p text:style-name="P4">OK, Rick and fellow Big Blue cohorts. Where's the Object REXX source</text:p>
      <text:p text:style-name="P4">code for Linux as promised at the REXX Symposium to be delivered</text:p>
      <text:p text:style-name="P4">in July ? Or did you guys mean some year other than 1995 ?</text:p>
      <text:p text:style-name="P4">Check your PROFS calendars: it's August 2nd !!!</text:p>
      <text:p text:style-name="P4"/>
      <text:p text:style-name="P4">Make me wrong, tell me it's out on some ftp site somewhere.</text:p>
      <text:p text:style-name="P4"/>
      <text:p text:style-name="P4">Markus Pelt-Layman</text:p>
      <text:p text:style-name="P4"/>
      <text:p text:style-name="P4">De : timothy reaves &lt;trea...@bnl.gov&gt;</text:p>
      <text:p text:style-name="P4">Date : 1995/08/03</text:p>
      <text:p text:style-name="P4">Objet : Re: Where's the Beef (Object REXX for Linux) ?!?!</text:p>
      <text:p text:style-name="Standard"/>
      <text:p text:style-name="P4">One of the guys at IBM I've been talking to has said that due to a couple of</text:p>
      <text:p text:style-name="P4">unforseen problems, there will be a delay. He wouldn't say how long, just that</text:p>
      <text:p text:style-name="P4">it is on the way.</text:p>
      <text:p text:style-name="P4"/>
      <text:p text:style-name="Standard">De : Rick@ (Rick McGuire)</text:p>
      <text:p text:style-name="Standard">Date : 1995/08/09</text:p>
      <text:p text:style-name="P4">Objet : Re: Where's the Beef (Object REXX for Linux) ?!?!</text:p>
      <text:p text:style-name="P4"/>
      <text:p text:style-name="P4">I'm posting this on behalf of Tim Browne, current manager of Rexx products</text:p>
      <text:p text:style-name="P4">here in Endicott, and the manager who made the "promise" at the REXX</text:p>
      <text:p text:style-name="P4">Symposium:</text:p>
      <text:p text:style-name="P4"/>
      <text:p text:style-name="P4"><text:s text:c="2"/>To those awaiting the delivery of Object REXX for LINUX,</text:p>
      <text:p text:style-name="P4"/>
      <text:p text:style-name="P4"><text:s text:c="2"/>Our original intent was to deliver the Object REXX code for LINUX in</text:p>
      <text:p text:style-name="P4"><text:s text:c="2"/>the July time frame. <text:s/>Unfortunately, we have had some difficulty with</text:p>
      <text:p text:style-name="P4"><text:s text:c="2"/>the port that has forced us to move the date out. <text:s/>However, it is still</text:p>
      <text:p text:style-name="P4"><text:s text:c="2"/>our intent to deliver it as quickly as possible and to provide it free</text:p>
      <text:p text:style-name="P4"><text:s text:c="2"/>of charge. <text:s/>It's also good to report that we have made significant</text:p>
      <text:p text:style-name="P4"><text:s text:c="2"/>progress as we now have the interpreter itself up and running. <text:s/>We are</text:p>
      <text:p text:style-name="P4"><text:s text:c="2"/>working to complete the port and ensure the quality of the code before</text:p>
      <text:p text:style-name="P4"><text:s text:c="2"/>we make it publicly available.</text:p>
      <text:p text:style-name="P4"/>
      <text:p text:style-name="P4"><text:s text:c="2"/>I apologize for the delay. <text:s/>We're really looking forward to making it</text:p>
      <text:p text:style-name="P4"><text:soft-page-break/><text:s text:c="2"/>available for your use.</text:p>
      <text:p text:style-name="P4"/>
      <text:p text:style-name="P4"><text:s text:c="2"/>Tim</text:p>
      <text:p text:style-name="P4"/>
      <text:p text:style-name="P4">Rick McGuire</text:p>
      <text:p text:style-name="P4">IBM Object Rexx Ambassador-at-large (or at least, a large ambassador!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5:30:00</meta:creation-date>
    <dc:creator>JFaucher</dc:creator>
    <dc:date>2009-07-13T22:17:00</dc:date>
    <meta:editing-cycles>11</meta:editing-cycles>
    <meta:editing-duration>PT01H23M00S</meta:editing-duration>
    <meta:document-statistic meta:table-count="0" meta:image-count="0" meta:object-count="0" meta:page-count="21" meta:paragraph-count="698" meta:word-count="5485" meta:character-count="35593"/>
    <meta:generator>OpenOffice.org/3.2$Win32 OpenOffice.org_project/320m18$Build-9502</meta:generator>
  </office:meta>
</office:document-meta>
</file>